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831" officeooo:paragraph-rsid="0003f831"/>
    </style:style>
    <style:style style:name="P2" style:family="paragraph" style:parent-style-name="Standard">
      <style:text-properties officeooo:rsid="000629e9" officeooo:paragraph-rsid="000629e9"/>
    </style:style>
    <style:style style:name="P3" style:family="paragraph" style:parent-style-name="Standard">
      <style:text-properties officeooo:paragraph-rsid="000629e9"/>
    </style:style>
    <style:style style:name="P4" style:family="paragraph" style:parent-style-name="Standard">
      <style:text-properties officeooo:rsid="000af76d" officeooo:paragraph-rsid="000629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Stack&lt;T&gt;</text:p>
      <text:p text:style-name="Standard">{</text:p>
      <text:p text:style-name="Standard"><text:s text:c="4"/>void push(T item);</text:p>
      <text:p text:style-name="Standard"><text:s text:c="4"/>T pop();</text:p>
      <text:p text:style-name="Standard"><text:s text:c="4"/>boolean isEmpty();</text:p>
      <text:p text:style-name="Standard">}</text:p>
      <text:p text:style-name="Standard">class ArrayStack&lt;T&gt; implements Stack&lt;T&gt; {</text:p>
      <text:p text:style-name="Standard">private Object[] stack; </text:p>
      <text:p text:style-name="Standard">private int top;</text:p>
      <text:p text:style-name="Standard">private int capacity;</text:p>
      <text:p text:style-name="Standard">public ArrayStack(int capacity)</text:p>
      <text:p text:style-name="Standard">{</text:p>
      <text:p text:style-name="Standard">this.capacity = capacity;</text:p>
      <text:p text:style-name="Standard">stack = new Object[capacity];</text:p>
      <text:p text:style-name="Standard">top = -1;</text:p>
      <text:p text:style-name="Standard">}</text:p>
      <text:p text:style-name="Standard">public void push(T item)</text:p>
      <text:p text:style-name="Standard">{</text:p>
      <text:p text:style-name="Standard">if (top == capacity - 1)</text:p>
      <text:p text:style-name="Standard">{</text:p>
      <text:p text:style-name="Standard">System.out.println("Stack Overflow! Cannot save more states.");</text:p>
      <text:p text:style-name="Standard">return;</text:p>
      <text:p text:style-name="Standard">}</text:p>
      <text:p text:style-name="Standard">stack[++top] = item;</text:p>
      <text:p text:style-name="Standard">}</text:p>
      <text:p text:style-name="Standard">@SuppressWarnings("unchecked")</text:p>
      <text:p text:style-name="Standard">public T pop() {</text:p>
      <text:p text:style-name="Standard">if (isEmpty()) return null;</text:p>
      <text:p text:style-name="Standard">return (T) stack[top--];</text:p>
      <text:p text:style-name="Standard">}</text:p>
      <text:p text:style-name="Standard">public boolean isEmpty() </text:p>
      <text:p text:style-name="Standard">{</text:p>
      <text:p text:style-name="Standard">return top == -1;</text:p>
      <text:p text:style-name="Standard">}</text:p>
      <text:p text:style-name="Standard">}</text:p>
      <text:p text:style-name="Standard">class Employee</text:p>
      <text:p text:style-name="Standard">{</text:p>
      <text:p text:style-name="Standard">int id;</text:p>
      <text:p text:style-name="Standard">String name;</text:p>
      <text:p text:style-name="Standard">double salary;</text:p>
      <text:p text:style-name="Standard">Employee(int id, String name, double salary)</text:p>
      <text:p text:style-name="Standard"><text:s/>{</text:p>
      <text:p text:style-name="Standard"><text:s text:c="2"/>this.id = id;</text:p>
      <text:p text:style-name="Standard"><text:s text:c="2"/>this.name = name;</text:p>
      <text:p text:style-name="Standard"><text:s text:c="2"/>this.salary = salary;</text:p>
      <text:p text:style-name="Standard">}</text:p>
      <text:p text:style-name="Standard">public String toString()</text:p>
      <text:p text:style-name="Standard">{</text:p>
      <text:p text:style-name="Standard"><text:s text:c="2"/>return "ID: " + id + ", Name: " + name + ", Salary: " + salary;</text:p>
      <text:p text:style-name="Standard">}</text:p>
      <text:p text:style-name="Standard">}</text:p>
      <text:p text:style-name="Standard"><text:soft-page-break/></text:p>
      <text:p text:style-name="Standard">class PayrollSystem </text:p>
      <text:p text:style-name="Standard">{</text:p>
      <text:p text:style-name="Standard">private ArrayList&lt;Employee&gt; employees;</text:p>
      <text:p text:style-name="Standard">private Stack&lt;ArrayList&lt;Employee&gt;&gt; undoStack</text:p>
      <text:p text:style-name="Standard">public PayrollSystem() {</text:p>
      <text:p text:style-name="Standard">employees = new ArrayList&lt;&gt;();</text:p>
      <text:p text:style-name="Standard">undoStack = new ArrayStack&lt;&gt;(50); // Stack to save previous states</text:p>
      <text:p text:style-name="Standard">}</text:p>
      <text:p text:style-name="Standard"><text:s text:c="4"/>private void saveState()</text:p>
      <text:p text:style-name="Standard">{</text:p>
      <text:p text:style-name="Standard">ArrayList&lt;Employee&gt; snapshot = new ArrayList&lt;&gt;(employees);</text:p>
      <text:p text:style-name="Standard">undoStack.push(snapshot);</text:p>
      <text:p text:style-name="Standard">}</text:p>
      <text:p text:style-name="Standard">public void addEmployee(int id, String name, double salary) </text:p>
      <text:p text:style-name="Standard">{</text:p>
      <text:p text:style-name="Standard">try</text:p>
      <text:p text:style-name="Standard">{</text:p>
      <text:p text:style-name="Standard">if (salary &lt; 0) throw new IllegalArgumentException("Salary cannot be negative.");</text:p>
      <text:p text:style-name="Standard">saveState();</text:p>
      <text:p text:style-name="Standard">employees.add(new Employee(id, name, salary));</text:p>
      <text:p text:style-name="Standard"><text:s/>System.out.println("Employee added successfully.");</text:p>
      <text:p text:style-name="Standard">}</text:p>
      <text:p text:style-name="Standard"><text:s/>catch (IllegalArgumentException e)</text:p>
      <text:p text:style-name="Standard">{</text:p>
      <text:p text:style-name="Standard">system.out.println("Error: " + e.getMessage());</text:p>
      <text:p text:style-name="Standard">}</text:p>
      <text:p text:style-name="Standard">}</text:p>
      <text:p text:style-name="Standard">public void calculateSalary() {</text:p>
      <text:p text:style-name="Standard"><text:s text:c="8"/>try {</text:p>
      <text:p text:style-name="Standard"><text:s text:c="12"/>if (employees.isEmpty()) throw new Exception("No employees to calculate salary.");</text:p>
      <text:p text:style-name="Standard"><text:s text:c="12"/>double total = 0;</text:p>
      <text:p text:style-name="Standard"><text:s text:c="12"/>for (Employee e : employees) {</text:p>
      <text:p text:style-name="Standard"><text:s text:c="16"/>total += e.salary;</text:p>
      <text:p text:style-name="Standard"><text:s text:c="12"/>}</text:p>
      <text:p text:style-name="Standard"><text:s text:c="12"/>System.out.println("Total Salary to be paid: " + total);</text:p>
      <text:p text:style-name="Standard"><text:s text:c="8"/>} catch (Exception e) {</text:p>
      <text:p text:style-name="Standard"><text:s text:c="12"/>System.out.println("Error: " + e.getMessage());</text:p>
      <text:p text:style-name="Standard"><text:s text:c="8"/>}</text:p>
      <text:p text:style-name="Standard"><text:s text:c="4"/>}</text:p>
      <text:p text:style-name="Standard"><text:s text:c="4"/>public void undo() {on</text:p>
      <text:p text:style-name="Standard"><text:s text:c="8"/>if (!undoStack.isEmpty()) {</text:p>
      <text:p text:style-name="Standard"><text:s text:c="12"/>employees = undoStack.pop();</text:p>
      <text:p text:style-name="Standard"><text:s text:c="12"/>System.out.println("Undo successful! Last operation reverted.");</text:p>
      <text:p text:style-name="Standard"><text:s text:c="8"/>} else {</text:p>
      <text:p text:style-name="Standard"><text:s text:c="12"/>System.out.println("No operations to undo.");</text:p>
      <text:p text:style-name="Standard"><text:s text:c="8"/>}</text:p>
      <text:p text:style-name="Standard"><text:s text:c="4"/>}</text:p>
      <text:p text:style-name="Standard"/>
      <text:p text:style-name="Standard"><text:s text:c="4"/>public void displayEmployees() {</text:p>
      <text:p text:style-name="Standard"><text:s text:c="8"/>if (employees.isEmpty()) {</text:p>
      <text:p text:style-name="Standard"><text:s text:c="12"/>System.out.println("No employees found.");</text:p>
      <text:p text:style-name="Standard"><text:soft-page-break/><text:s text:c="8"/>} else {</text:p>
      <text:p text:style-name="Standard"><text:s text:c="12"/>System.out.println("\n--- Employee List ---");</text:p>
      <text:p text:style-name="Standard"><text:s text:c="12"/>for (Employee e : employees) {</text:p>
      <text:p text:style-name="Standard"><text:s text:c="16"/>System.out.printl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A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PayrollSystem payroll = new PayrollSystem();</text:p>
      <text:p text:style-name="Standard"><text:s text:c="8"/>int choice;</text:p>
      <text:p text:style-name="Standard"/>
      <text:p text:style-name="Standard"><text:s text:c="8"/>do {</text:p>
      <text:p text:style-name="Standard"><text:s text:c="12"/>System.out.println("\n--- Payroll System ---");</text:p>
      <text:p text:style-name="Standard"><text:s text:c="12"/>System.out.println("1. Add Employee");</text:p>
      <text:p text:style-name="Standard"><text:s text:c="12"/>System.out.println("2. Calculate Total Salary");</text:p>
      <text:p text:style-name="Standard"><text:s text:c="12"/>System.out.println("3. Undo Last Operation");</text:p>
      <text:p text:style-name="Standard"><text:s text:c="12"/>System.out.println("4. Display Employees");</text:p>
      <text:p text:style-name="Standard"><text:s text:c="12"/>System.out.println("5. Exit");</text:p>
      <text:p text:style-name="Standard"><text:s text:c="12"/>System.out.print("Enter choice: ");</text:p>
      <text:p text:style-name="Standard"><text:s text:c="12"/>choice = sc.nextInt();</text:p>
      <text:p text:style-name="Standard"><text:s text:c="12"/>sc.nextLine(); // consume newline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try {</text:p>
      <text:p text:style-name="Standard"><text:s text:c="24"/>System.out.print("Enter Employee ID: ");</text:p>
      <text:p text:style-name="Standard"><text:s text:c="24"/>int id = sc.nextInt();</text:p>
      <text:p text:style-name="Standard"><text:s text:c="24"/>sc.nextLine()</text:p>
      <text:p text:style-name="P1">Output:</text:p>
      <text:p text:style-name="P1">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i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ello</text:p>
      <text:p text:style-name="P1"/>
      <text:p text:style-name="P1">--- Text Editor ---</text:p>
      <text:p text:style-name="P1"><text:soft-page-break/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2</text:p>
      <text:p text:style-name="P1">Enter number of characters to delete: 1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3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4</text:p>
      <text:p text:style-name="P1">Current Text: hiHello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5</text:p>
      <text:p text:style-name="P1">Exiting Text Editor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 4b:</text:p>
      <text:p text:style-name="P2"/>
      <text:p text:style-name="P3">import java.util.*;</text:p>
      <text:p text:style-name="P3">interface Stack&lt;T&gt;</text:p>
      <text:p text:style-name="P3">{</text:p>
      <text:p text:style-name="P3"><text:s text:c="4"/>void push(T item);</text:p>
      <text:p text:style-name="P3"><text:s text:c="4"/>T pop();</text:p>
      <text:p text:style-name="P3"><text:s text:c="4"/>boolean isEmpty();</text:p>
      <text:p text:style-name="P3">}</text:p>
      <text:p text:style-name="P3">class ArrayStack&lt;T&gt; implements Stack&lt;T&gt; {</text:p>
      <text:p text:style-name="P3"><text:soft-page-break/>private Object[] stack; </text:p>
      <text:p text:style-name="P3">private int top;</text:p>
      <text:p text:style-name="P3">private int capacity;</text:p>
      <text:p text:style-name="P3">public ArrayStack(int capacity)</text:p>
      <text:p text:style-name="P3">{</text:p>
      <text:p text:style-name="P3">this.capacity = capacity;</text:p>
      <text:p text:style-name="P3">stack = new Object[capacity];</text:p>
      <text:p text:style-name="P3">top = -1;</text:p>
      <text:p text:style-name="P3">}</text:p>
      <text:p text:style-name="P3">public void push(T item)</text:p>
      <text:p text:style-name="P3">{</text:p>
      <text:p text:style-name="P3">if (top == capacity - 1)</text:p>
      <text:p text:style-name="P3">{</text:p>
      <text:p text:style-name="P3">System.out.println("Stack Overflow! Cannot save more states.");</text:p>
      <text:p text:style-name="P3">return;</text:p>
      <text:p text:style-name="P3">}</text:p>
      <text:p text:style-name="P3">stack[++top] = item;</text:p>
      <text:p text:style-name="P3">}</text:p>
      <text:p text:style-name="P3">@SuppressWarnings("unchecked")</text:p>
      <text:p text:style-name="P3">public T pop() {</text:p>
      <text:p text:style-name="P3">if (isEmpty()) return null;</text:p>
      <text:p text:style-name="P3">return (T) stack[top--];</text:p>
      <text:p text:style-name="P3">}</text:p>
      <text:p text:style-name="P3">public boolean isEmpty() </text:p>
      <text:p text:style-name="P3">{</text:p>
      <text:p text:style-name="P3">return top == -1;</text:p>
      <text:p text:style-name="P3">}</text:p>
      <text:p text:style-name="P3">}</text:p>
      <text:p text:style-name="P3">class Employee</text:p>
      <text:p text:style-name="P3">{</text:p>
      <text:p text:style-name="P3">int id;</text:p>
      <text:p text:style-name="P3">String name;</text:p>
      <text:p text:style-name="P3">double salary;</text:p>
      <text:p text:style-name="P3">Employee(int id, String name, double salary)</text:p>
      <text:p text:style-name="P3"><text:s/>{</text:p>
      <text:p text:style-name="P3"><text:s text:c="2"/>this.id = id;</text:p>
      <text:p text:style-name="P3"><text:s text:c="2"/>this.name = name;</text:p>
      <text:p text:style-name="P3"><text:s text:c="2"/>this.salary = salary;</text:p>
      <text:p text:style-name="P3">}</text:p>
      <text:p text:style-name="P3">public String toString()</text:p>
      <text:p text:style-name="P3">{</text:p>
      <text:p text:style-name="P3"><text:s text:c="2"/>return "ID: " + id + ", Name: " + name + ", Salary: " + salary;</text:p>
      <text:p text:style-name="P3">}</text:p>
      <text:p text:style-name="P3">}</text:p>
      <text:p text:style-name="P3"/>
      <text:p text:style-name="P3">class PayrollSystem </text:p>
      <text:p text:style-name="P3">{</text:p>
      <text:p text:style-name="P3">private ArrayList&lt;Employee&gt; employees;</text:p>
      <text:p text:style-name="P3">private Stack&lt;ArrayList&lt;Employee&gt;&gt; undoStack</text:p>
      <text:p text:style-name="P3">public PayrollSystem() {</text:p>
      <text:p text:style-name="P3">employees = new ArrayList&lt;&gt;();</text:p>
      <text:p text:style-name="P3">undoStack = new ArrayStack&lt;&gt;(50); // Stack to save previous states</text:p>
      <text:p text:style-name="P3"><text:soft-page-break/>}</text:p>
      <text:p text:style-name="P3"><text:s text:c="4"/>private void saveState()</text:p>
      <text:p text:style-name="P3">{</text:p>
      <text:p text:style-name="P3">ArrayList&lt;Employee&gt; snapshot = new ArrayList&lt;&gt;(employees);</text:p>
      <text:p text:style-name="P3">undoStack.push(snapshot);</text:p>
      <text:p text:style-name="P3">}</text:p>
      <text:p text:style-name="P3">public void addEmployee(int id, String name, double salary) </text:p>
      <text:p text:style-name="P3">{</text:p>
      <text:p text:style-name="P3">try</text:p>
      <text:p text:style-name="P3">{</text:p>
      <text:p text:style-name="P3">if (salary &lt; 0) throw new IllegalArgumentException("Salary cannot be negative.");</text:p>
      <text:p text:style-name="P3">saveState();</text:p>
      <text:p text:style-name="P3">employees.add(new Employee(id, name, salary));</text:p>
      <text:p text:style-name="P3"><text:s/>System.out.println("Employee added successfully.");</text:p>
      <text:p text:style-name="P3">}</text:p>
      <text:p text:style-name="P3"><text:s/>catch (IllegalArgumentException e)</text:p>
      <text:p text:style-name="P3">{</text:p>
      <text:p text:style-name="P3">system.out.println("Error: " + e.getMessage());</text:p>
      <text:p text:style-name="P3">}</text:p>
      <text:p text:style-name="P3">}</text:p>
      <text:p text:style-name="P3">public void calculateSalary() {</text:p>
      <text:p text:style-name="P3"><text:s text:c="8"/>try {</text:p>
      <text:p text:style-name="P3"><text:s text:c="12"/>if (employees.isEmpty()) throw new Exception("No employees to calculate salary.");</text:p>
      <text:p text:style-name="P3"><text:s text:c="12"/>double total = 0;</text:p>
      <text:p text:style-name="P3"><text:s text:c="12"/>for (Employee e : employees) {</text:p>
      <text:p text:style-name="P3"><text:s text:c="16"/>total += e.salary;</text:p>
      <text:p text:style-name="P3"><text:s text:c="12"/>}</text:p>
      <text:p text:style-name="P3"><text:s text:c="12"/>System.out.println("Total Salary to be paid: " + total);</text:p>
      <text:p text:style-name="P3"><text:s text:c="8"/>} catch (Exception e) {</text:p>
      <text:p text:style-name="P3"><text:s text:c="12"/>System.out.println("Error: " + e.getMessage());</text:p>
      <text:p text:style-name="P3"><text:s text:c="8"/>}</text:p>
      <text:p text:style-name="P3"><text:s text:c="4"/>}</text:p>
      <text:p text:style-name="P3"><text:s text:c="4"/>public void undo() {on</text:p>
      <text:p text:style-name="P3"><text:s text:c="8"/>if (!undoStack.isEmpty()) {</text:p>
      <text:p text:style-name="P3"><text:s text:c="12"/>employees = undoStack.pop();</text:p>
      <text:p text:style-name="P3"><text:s text:c="12"/>System.out.println("Undo successful! Last operation reverted.");</text:p>
      <text:p text:style-name="P3"><text:s text:c="8"/>} else {</text:p>
      <text:p text:style-name="P3"><text:s text:c="12"/>System.out.println("No operations to undo.");</text:p>
      <text:p text:style-name="P3"><text:s text:c="8"/>}</text:p>
      <text:p text:style-name="P3"><text:s text:c="4"/>}</text:p>
      <text:p text:style-name="P3"/>
      <text:p text:style-name="P3"><text:s text:c="4"/>public void displayEmployees() {</text:p>
      <text:p text:style-name="P3"><text:s text:c="8"/>if (employees.isEmpty()) {</text:p>
      <text:p text:style-name="P3"><text:s text:c="12"/>System.out.println("No employees found.");</text:p>
      <text:p text:style-name="P3"><text:s text:c="8"/>} else {</text:p>
      <text:p text:style-name="P3"><text:s text:c="12"/>System.out.println("\n--- Employee List ---");</text:p>
      <text:p text:style-name="P3"><text:s text:c="12"/>for (Employee e : employees) {</text:p>
      <text:p text:style-name="P3"><text:s text:c="16"/>System.out.println(e);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><text:soft-page-break/></text:p>
      <text:p text:style-name="P3">public class Ex4A{</text:p>
      <text:p text:style-name="P3"><text:s text:c="4"/>public static void main(String[] args) {</text:p>
      <text:p text:style-name="P3"><text:s text:c="8"/>Scanner sc = new Scanner(System.in);</text:p>
      <text:p text:style-name="P3"><text:s text:c="8"/>PayrollSystem payroll = new PayrollSystem();</text:p>
      <text:p text:style-name="P3"><text:s text:c="8"/>int choice;</text:p>
      <text:p text:style-name="P3"/>
      <text:p text:style-name="P3"><text:s text:c="8"/>do {</text:p>
      <text:p text:style-name="P3"><text:s text:c="12"/>System.out.println("\n--- Payroll System ---");</text:p>
      <text:p text:style-name="P3"><text:s text:c="12"/>System.out.println("1. Add Employee");</text:p>
      <text:p text:style-name="P3"><text:s text:c="12"/>System.out.println("2. Calculate Total Salary");</text:p>
      <text:p text:style-name="P3"><text:s text:c="12"/>System.out.println("3. Undo Last Operation");</text:p>
      <text:p text:style-name="P3"><text:s text:c="12"/>System.out.println("4. Display Employees");</text:p>
      <text:p text:style-name="P3"><text:s text:c="12"/>System.out.println("5. Exit");</text:p>
      <text:p text:style-name="P3"><text:s text:c="12"/>System.out.print("Enter choice: ");</text:p>
      <text:p text:style-name="P3"><text:s text:c="12"/>choice = sc.nextInt();</text:p>
      <text:p text:style-name="P3"><text:s text:c="12"/>sc.nextLine(); // consume newline</text:p>
      <text:p text:style-name="P3"/>
      <text:p text:style-name="P3"><text:s text:c="12"/>switch (choice) {</text:p>
      <text:p text:style-name="P3"><text:s text:c="16"/>case 1:</text:p>
      <text:p text:style-name="P3"><text:s text:c="20"/>try {</text:p>
      <text:p text:style-name="P3"><text:s text:c="24"/>System.out.print("Enter Employee ID: ");</text:p>
      <text:p text:style-name="P3"><text:s text:c="24"/>int id = sc.nextInt();</text:p>
      <text:p text:style-name="P3"><text:s text:c="24"/>sc.nextLine();</text:p>
      <text:p text:style-name="P3"><text:s text:c="24"/>System.out.print("Enter Employee Name: ");</text:p>
      <text:p text:style-name="P3"><text:s text:c="24"/>String name = sc.nextLine();</text:p>
      <text:p text:style-name="P3"><text:s text:c="24"/>System.out.print("Enter Salary: ");</text:p>
      <text:p text:style-name="P3"><text:s text:c="24"/>double salary = sc.nextDouble();</text:p>
      <text:p text:style-name="P3"><text:s text:c="24"/>payroll.addEmployee(id, name, salary);</text:p>
      <text:p text:style-name="P3"><text:s text:c="20"/>} catch (InputMismatchException e) {</text:p>
      <text:p text:style-name="P3"><text:s text:c="24"/>System.out.println("Invalid input. Please try again.");</text:p>
      <text:p text:style-name="P3"><text:s text:c="24"/>sc.nextLine(); // clear invalid input</text:p>
      <text:p text:style-name="P3"><text:s text:c="20"/>}</text:p>
      <text:p text:style-name="P3"><text:s text:c="20"/>break;</text:p>
      <text:p text:style-name="P3"/>
      <text:p text:style-name="P3"><text:s text:c="16"/>case 2:</text:p>
      <text:p text:style-name="P3"><text:s text:c="20"/>payroll.calculateSalary();</text:p>
      <text:p text:style-name="P3"><text:s text:c="20"/>break;</text:p>
      <text:p text:style-name="P3"/>
      <text:p text:style-name="P3"><text:s text:c="16"/>case 3:</text:p>
      <text:p text:style-name="P3"><text:s text:c="20"/>payroll.undo();</text:p>
      <text:p text:style-name="P3"><text:s text:c="20"/>break;</text:p>
      <text:p text:style-name="P3"/>
      <text:p text:style-name="P3"><text:s text:c="16"/>case 4:</text:p>
      <text:p text:style-name="P3"><text:s text:c="20"/>payroll.displayEmployees();</text:p>
      <text:p text:style-name="P3"><text:s text:c="20"/>break;</text:p>
      <text:p text:style-name="P3"/>
      <text:p text:style-name="P3"><text:s text:c="16"/>case 5:</text:p>
      <text:p text:style-name="P3"><text:s text:c="20"/>System.out.println("Exiting Payroll System...");</text:p>
      <text:p text:style-name="P3"><text:s text:c="20"/>break;</text:p>
      <text:p text:style-name="P3"/>
      <text:p text:style-name="P3"><text:s text:c="16"/>default:</text:p>
      <text:p text:style-name="P3"><text:soft-page-break/><text:s text:c="20"/>System.out.println("Invalid choice! Try again.");</text:p>
      <text:p text:style-name="P3"><text:s text:c="12"/>}</text:p>
      <text:p text:style-name="P3"><text:s text:c="8"/>} while (choice != 5);</text:p>
      <text:p text:style-name="P3"/>
      <text:p text:style-name="P3"><text:s text:c="8"/>sc.close();</text:p>
      <text:p text:style-name="P3"><text:s text:c="4"/>}</text:p>
      <text:p text:style-name="P3">}</text:p>
      <text:p text:style-name="P3"/>
      <text:p text:style-name="P3"/>
      <text:p text:style-name="P4">Output:</text:p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1</text:p>
      <text:p text:style-name="P4">Enter Employee ID: 12001</text:p>
      <text:p text:style-name="P4">Enter Employee Name: Name1</text:p>
      <text:p text:style-name="P4">Enter Salary: 10000</text:p>
      <text:p text:style-name="P4">Employee added successfully.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1</text:p>
      <text:p text:style-name="P4">Enter Employee ID: 12002</text:p>
      <text:p text:style-name="P4">Enter Employee Name: Name2</text:p>
      <text:p text:style-name="P4">Enter Salary: 15000 </text:p>
      <text:p text:style-name="P4">Employee added successfully.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2</text:p>
      <text:p text:style-name="P4">Total Salary to be paid: 25000.0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3</text:p>
      <text:p text:style-name="P4">Undo successful! Last operation reverted.</text:p>
      <text:p text:style-name="P4"/>
      <text:p text:style-name="P4"><text:soft-page-break/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4</text:p>
      <text:p text:style-name="P4"/>
      <text:p text:style-name="P4">--- Employee List ---</text:p>
      <text:p text:style-name="P4">ID: 12001, Name: Name1, Salary: 10000.0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5</text:p>
      <text:p text:style-name="P4">Exiting Payroll System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3:39:37.060894652</meta:creation-date>
    <dc:date>2025-09-02T13:57:49.443734928</dc:date>
    <meta:editing-duration>PT18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96" meta:word-count="1186" meta:character-count="9635" meta:non-whitespace-character-count="7180"/>
  </office:meta>
</office:document-meta>
</file>